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772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1.5535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3.06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Reads or writes the target type from eeprom_rw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Reads or writes the server ip address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Reads or writes the mac address.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Reads or writes the server ip address</text:p>
          </table:table-cell>
          <table:table-cell table:style-name="ce5" table:number-columns-repeated="1018"/>
        </table:table-row>
        <table:table-row table:style-name="ro2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Reads or writes the listen port number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Reads or writes the connect port number.</text:p>
          </table:table-cell>
          <table:table-cell table:style-name="ce5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09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08:59:44</meta:creation-date>
    <dc:date>2011-09-15T09:42:57</dc:date>
    <meta:editing-duration>PT22M42S</meta:editing-duration>
    <meta:editing-cycles>7</meta:editing-cycles>
    <meta:generator>OpenOffice.org/3.3$Linux OpenOffice.org_project/330m19$Build-9561</meta:generator>
    <meta:document-statistic meta:table-count="3" meta:cell-count="52" meta:object-count="0"/>
  </office:meta>
</office:document-meta>
</file>